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cb84d" officeooo:paragraph-rsid="001cb84d"/>
    </style:style>
    <style:style style:name="P2" style:family="paragraph" style:parent-style-name="Preformatted_20_Text">
      <style:text-properties fo:font-size="9pt" officeooo:rsid="001cb84d" officeooo:paragraph-rsid="001cb84d" style:font-size-asian="9pt" style:font-size-complex="9pt"/>
    </style:style>
    <style:style style:name="P3" style:family="paragraph" style:parent-style-name="Preformatted_20_Text">
      <style:paragraph-properties fo:break-before="page"/>
      <style:text-properties fo:font-size="9pt" officeooo:rsid="001cb84d" officeooo:paragraph-rsid="001cb84d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soft (R) Macro Assembler Version 11.00.50727.1<text:tab/> <text:s text:c="3"/>06/16/15 14:16:04</text:p>
      <text:p text:style-name="P2">#MASM Demo<text:tab/><text:tab/><text:tab/><text:tab/>(main.asm<text:tab/> <text:s text:c="4"/>Page 1 - 1</text:p>
      <text:p text:style-name="P2"/>
      <text:p text:style-name="P2"/>
      <text:p text:style-name="P2"><text:tab/><text:tab/><text:tab/><text:tab/>;Written by: John Knowles (jknowle2@my.athens.edu)</text:p>
      <text:p text:style-name="P2"><text:tab/><text:tab/><text:tab/><text:tab/>;Class: CS340 Summer 2015</text:p>
      <text:p text:style-name="P2"><text:tab/><text:tab/><text:tab/><text:tab/>;Date: June 16, 2015</text:p>
      <text:p text:style-name="P2"><text:tab/><text:tab/><text:tab/><text:tab/>;Assignment: Triangle?</text:p>
      <text:p text:style-name="P2"><text:tab/><text:tab/><text:tab/><text:tab/>;Program Description:</text:p>
      <text:p text:style-name="P2"><text:tab/><text:tab/><text:tab/><text:tab/>;write a program to find if a data given is of a triangle</text:p>
      <text:p text:style-name="P2"><text:tab/><text:tab/><text:tab/><text:tab/>;using a^2+b^2=c^2, read data from file, </text:p>
      <text:p text:style-name="P2"><text:tab/><text:tab/><text:tab/><text:tab/>;no requiremnts were made to print to file</text:p>
      <text:p text:style-name="P2"><text:tab/><text:tab/><text:tab/><text:tab/>TITLE MASM Demo<text:tab/><text:tab/><text:tab/><text:tab/>(main.asm)</text:p>
      <text:p text:style-name="P2"/>
      <text:p text:style-name="P2"><text:tab/><text:tab/><text:tab/><text:tab/>INCLUDE Irvine32.inc</text:p>
      <text:p text:style-name="P2"><text:tab/><text:tab/><text:tab/> <text:s text:c="5"/>C ; Include file for Irvine32.lib <text:s text:c="12"/>(Irvine32.inc)</text:p>
      <text:p text:style-name="P2"><text:tab/><text:tab/><text:tab/> <text:s text:c="5"/>C </text:p>
      <text:p text:style-name="P2"><text:tab/><text:tab/><text:tab/> <text:s text:c="5"/>C ;OPTION CASEMAP:NONE<text:tab/><text:tab/>; optional: make identifiers case-sensitive</text:p>
      <text:p text:style-name="P2"><text:tab/><text:tab/><text:tab/> <text:s text:c="5"/>C </text:p>
      <text:p text:style-name="P2"><text:tab/><text:tab/><text:tab/> <text:s text:c="5"/>C INCLUDE SmallWin.inc<text:tab/><text:tab/>; MS-Windows prototypes, structures, and constants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tab/><text:tab/><text:tab/> <text:s text:c="5"/>C INCLUDE VirtualKeys.inc</text:p>
      <text:p text:style-name="P2"><text:tab/><text:tab/><text:tab/> <text:s text:c="5"/>C ; VirtualKeys.inc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tab/><text:tab/><text:tab/> <text:s text:c="5"/>C </text:p>
      <text:p text:style-name="P2"><text:tab/><text:tab/><text:tab/> <text:s text:c="5"/>C .NOLIST</text:p>
      <text:p text:style-name="P2"><text:tab/><text:tab/><text:tab/> <text:s text:c="5"/>C .LIST</text:p>
      <text:p text:style-name="P2"><text:tab/><text:tab/><text:tab/> <text:s text:c="5"/>C </text:p>
      <text:p text:style-name="P2"><text:s/>00000000<text:tab/><text:tab/><text:tab/>.data</text:p>
      <text:p text:style-name="P2"><text:s/>00000000 64 61 74 61 2E<text:tab/>infname<text:tab/><text:tab/>byte <text:s/>"data.txt",0 ;input file name</text:p>
      <text:p text:style-name="P2"><text:tab/> <text:s text:c="2"/>74 78 74 00</text:p>
      <text:p text:style-name="P2"><text:s/>00000009 00000000<text:tab/><text:tab/>infile <text:s text:c="5"/>dword <text:s/>0 <text:s text:c="4"/>;input file handle</text:p>
      <text:p text:style-name="P2"><text:s/>0000000D <text:s/>00000096 [<text:tab/><text:tab/>buff<text:tab/><text:tab/>byte <text:s/>150 dup(' ') ;read buffer</text:p>
      <text:p text:style-name="P2"><text:tab/> <text:s text:c="3"/>20</text:p>
      <text:p text:style-name="P2"><text:tab/> <text:s text:c="2"/>]</text:p>
      <text:p text:style-name="P2"><text:s/>000000A3 00000000<text:tab/><text:tab/>sideA<text:tab/><text:tab/>dword ? ;sideA value</text:p>
      <text:p text:style-name="P2"><text:s/>000000A7 00000000<text:tab/><text:tab/>sideB<text:tab/><text:tab/>dword ? ;sideB value</text:p>
      <text:p text:style-name="P2"><text:s/>000000AB 00000000<text:tab/><text:tab/>sideC<text:tab/><text:tab/>dword ? ;sideC value</text:p>
      <text:p text:style-name="P2"><text:s/>000000AF 00000000<text:tab/><text:tab/>temp<text:tab/><text:tab/>dword ? ;temp if needed</text:p>
      <text:p text:style-name="P2"><text:s/>000000B3 49 73 20 61 20<text:tab/>tri<text:tab/><text:tab/><text:tab/>byte "Is a Triagle",0ah,0dh,0ah,0dh,0</text:p>
      <text:p text:style-name="P2"><text:tab/> <text:s text:c="2"/>54 72 69 61 67</text:p>
      <text:p text:style-name="P2"><text:tab/> <text:s text:c="2"/>6C 65 0A 0D 0A</text:p>
      <text:p text:style-name="P2"><text:tab/> <text:s text:c="2"/>0D 00</text:p>
      <text:p text:style-name="P2"><text:s/>000000C4 4E 6F 74 20 61<text:tab/>notTri <text:s text:c="5"/>byte "Not a Triangle!",0ah,0dh,0ah,0dh,0</text:p>
      <text:p text:style-name="P2"><text:tab/> <text:s text:c="2"/>20 54 72 69 61</text:p>
      <text:p text:style-name="P2"><text:tab/> <text:s text:c="2"/>6E 67 6C 65 21</text:p>
      <text:p text:style-name="P2"><text:tab/> <text:s text:c="2"/>0A 0D 0A 0D 00</text:p>
      <text:p text:style-name="P2"><text:tab/><text:tab/><text:tab/><text:tab/>;last two arrays are for printing on the fly</text:p>
      <text:p text:style-name="P2"/>
      <text:p text:style-name="P2"><text:s/>00000000<text:tab/><text:tab/><text:tab/>.code</text:p>
      <text:p text:style-name="P2"><text:s/>00000000<text:tab/><text:tab/><text:tab/>main PROC</text:p>
      <text:p text:style-name="P2"><text:s/>00000000 <text:s/>E8 00000050<text:tab/><text:tab/>call readIn</text:p>
      <text:p text:style-name="P2"><text:tab/><text:tab/><text:tab/><text:tab/>;read in data to buff</text:p>
      <text:p text:style-name="P2"><text:s/>00000005 <text:s/>E8 00000000 E<text:tab/>call closeFile</text:p>
      <text:p text:style-name="P2"><text:tab/><text:tab/><text:tab/><text:tab/>;close file that was opened</text:p>
      <text:p text:style-name="P2"><text:s/>0000000A <text:s/>8D 35 0000000D R<text:tab/>lea esi,buff</text:p>
      <text:p text:style-name="P2"><text:tab/><text:tab/><text:tab/><text:tab/>;esi set to buffer</text:p>
      <text:p text:style-name="P2"/>
      <text:p text:style-name="P2"><text:s/>00000010<text:tab/><text:tab/><text:tab/>loopy: </text:p>
      <text:p text:style-name="P2"><text:s/>00000010 <text:s/>E8 00000066<text:tab/><text:tab/>call AtoI</text:p>
      <text:p text:style-name="P2"><text:soft-page-break/><text:tab/><text:tab/><text:tab/><text:tab/>;convert to Int until anything but digits</text:p>
      <text:p text:style-name="P2"><text:s/>00000015 <text:s/>A3 000000A3 R<text:tab/>mov sideA,eax</text:p>
      <text:p text:style-name="P2"><text:tab/><text:tab/><text:tab/><text:tab/>;mov converted digit into sideA for storage</text:p>
      <text:p text:style-name="P2"><text:s/>0000001A <text:s/>E8 00000093<text:tab/><text:tab/>call IncToNext</text:p>
      <text:p text:style-name="P2"><text:tab/><text:tab/><text:tab/><text:tab/>;mov to next digit</text:p>
      <text:p text:style-name="P2"/>
      <text:p text:style-name="P2"><text:s/>0000001F <text:s/>E8 00000057<text:tab/><text:tab/>call AtoI</text:p>
      <text:p text:style-name="P2"><text:tab/><text:tab/><text:tab/><text:tab/>;conver ascii number to int</text:p>
      <text:p text:style-name="P2"><text:s/>00000024 <text:s/>A3 000000A7 R<text:tab/>mov sideB,eax</text:p>
      <text:p text:style-name="P2"><text:tab/><text:tab/><text:tab/><text:tab/>;mov eax into sideB for storage</text:p>
      <text:p text:style-name="P2"><text:s/>00000029 <text:s/>E8 00000084<text:tab/><text:tab/>call IncToNext</text:p>
      <text:p text:style-name="P2"><text:tab/><text:tab/><text:tab/><text:tab/>;inc to next digit</text:p>
      <text:p text:style-name="P2"/>
      <text:p text:style-name="P2"><text:s/>0000002E <text:s/>E8 00000048<text:tab/><text:tab/>call AtoI</text:p>
      <text:p text:style-name="P2"><text:tab/><text:tab/><text:tab/><text:tab/>;convert digit to int</text:p>
      <text:p text:style-name="P2"><text:s/>00000033 <text:s/>A3 000000AB R<text:tab/>mov sideC,eax</text:p>
      <text:p text:style-name="P2"><text:tab/><text:tab/><text:tab/><text:tab/>;saved converted digit into sideC</text:p>
      <text:p text:style-name="P2"><text:s/>00000038 <text:s/>E8 00000088<text:tab/><text:tab/>call NextLine</text:p>
      <text:p text:style-name="P2"><text:tab/><text:tab/><text:tab/><text:tab/>;prints LF,CR</text:p>
      <text:p text:style-name="P2"><text:s/>0000003D <text:s/>E8 00000092<text:tab/><text:tab/>call checkTri</text:p>
      <text:p text:style-name="P2"><text:tab/><text:tab/><text:tab/><text:tab/>;check if data given forms a triangle</text:p>
      <text:p text:style-name="P2"><text:tab/><text:tab/><text:tab/><text:tab/>;prints if it is or not</text:p>
      <text:p text:style-name="P2"><text:s/>00000042 <text:s/>E8 0000006B<text:tab/><text:tab/>call IncToNext</text:p>
      <text:p text:style-name="P2"><text:tab/><text:tab/><text:tab/><text:tab/>;inc to next line of digits in buffer</text:p>
      <text:p text:style-name="P2"><text:s/>00000047 <text:s/>EB C7<text:tab/><text:tab/>jmp loopy</text:p>
      <text:p text:style-name="P2"><text:tab/><text:tab/><text:tab/><text:tab/>;unconditional jump</text:p>
      <text:p text:style-name="P2"><text:tab/><text:tab/><text:tab/><text:tab/>;IncToNext will catch my eof marker '$'</text:p>
      <text:p text:style-name="P2"><text:tab/><text:tab/><text:tab/><text:tab/>;and kill the loop with endAll</text:p>
      <text:p text:style-name="P2"/>
      <text:p text:style-name="P2"/>
      <text:p text:style-name="P2"><text:s/>00000049<text:tab/><text:tab/><text:tab/>endALL::</text:p>
      <text:p text:style-name="P2"><text:tab/><text:tab/><text:tab/><text:tab/>;endAll can be called within any procedure to kill a loop when needed</text:p>
      <text:p text:style-name="P2"><text:s/>00000049 <text:s/>E8 00000000 E<text:tab/>call dumpRegs</text:p>
      <text:p text:style-name="P2"><text:tab/><text:tab/><text:tab/><text:tab/>exit</text:p>
      <text:p text:style-name="P2"><text:s/>00000055<text:tab/><text:tab/><text:tab/>main ENDP</text:p>
      <text:p text:style-name="P2"/>
      <text:p text:style-name="P2"><text:s/>00000055<text:tab/><text:tab/><text:tab/>readIn PROC</text:p>
      <text:p text:style-name="P2"><text:tab/><text:tab/><text:tab/><text:tab/>;read in all of the data at 1 time</text:p>
      <text:p text:style-name="P2"><text:s/>00000055 <text:s/>8D 15 00000000 R<text:tab/>lea edx,infname</text:p>
      <text:p text:style-name="P2"><text:tab/><text:tab/><text:tab/><text:tab/>;read in file name set</text:p>
      <text:p text:style-name="P2"><text:s/>0000005B <text:s/>E8 00000000 E<text:tab/>call OpenInputFile</text:p>
      <text:p text:style-name="P2"><text:tab/><text:tab/><text:tab/><text:tab/>;open read in file</text:p>
      <text:p text:style-name="P2"><text:s/>00000060 <text:s/>A3 00000009 R<text:tab/>mov infile,eax</text:p>
      <text:p text:style-name="P2"><text:tab/><text:tab/><text:tab/><text:tab/>;file handler save in infile</text:p>
      <text:p text:style-name="P2"><text:s/>00000065 <text:s/>8D 15 0000000D R<text:tab/>lea edx,buff</text:p>
      <text:p text:style-name="P2"><text:tab/><text:tab/><text:tab/><text:tab/>;address for buff set to edx</text:p>
      <text:p text:style-name="P2"><text:s/>0000006B <text:s/>B9 00000096<text:tab/><text:tab/>mov ecx,150</text:p>
      <text:p text:style-name="P2"><text:tab/><text:tab/><text:tab/><text:tab/>;number of bytes to read in is 150</text:p>
      <text:p text:style-name="P2"><text:s/>00000070 <text:s/>E8 00000000 E<text:tab/>call ReadFromFile</text:p>
      <text:p text:style-name="P2"><text:tab/><text:tab/><text:tab/><text:tab/>;read data from file</text:p>
      <text:p text:style-name="P2"><text:s/>00000075 <text:s/>A1 00000009 R<text:tab/>mov eax,infile</text:p>
      <text:p text:style-name="P2"><text:tab/><text:tab/><text:tab/><text:tab/>;set file handle back into eax</text:p>
      <text:p text:style-name="P2"><text:s/>0000007A <text:s/>C3<text:tab/><text:tab/><text:tab/>ret</text:p>
      <text:p text:style-name="P2"><text:s/>0000007B<text:tab/><text:tab/><text:tab/>readIn ENDP</text:p>
      <text:p text:style-name="P2"/>
      <text:p text:style-name="P2"><text:s/>0000007B<text:tab/><text:tab/><text:tab/>AtoI proc</text:p>
      <text:p text:style-name="P2"><text:tab/><text:tab/><text:tab/><text:tab/>;convert ascii to integer</text:p>
      <text:p text:style-name="P2"><text:s/>0000007B <text:s/>B8 00000000<text:tab/><text:tab/>mov eax,0</text:p>
      <text:p text:style-name="P2"><text:tab/><text:tab/><text:tab/><text:tab/>;eax is zero</text:p>
      <text:p text:style-name="P2"><text:s/>00000080 <text:s/>BB 0000000A<text:tab/><text:tab/>mov ebx,10</text:p>
      <text:p text:style-name="P2"><text:tab/><text:tab/><text:tab/><text:tab/>;ebx is 10 for multiply</text:p>
      <text:p text:style-name="P2"><text:s/>00000085 <text:s/>B9 00000000<text:tab/><text:tab/>mov ecx,0</text:p>
      <text:p text:style-name="P2"><text:tab/><text:tab/><text:tab/><text:tab/>;ecx is 0</text:p>
      <text:p text:style-name="P2"><text:s/>0000008A<text:tab/><text:tab/><text:tab/>nextChar:</text:p>
      <text:p text:style-name="P2"><text:s/>0000008A <text:s/>8A 0E<text:tab/><text:tab/><text:tab/><text:tab/> <text:s/>mov cl,[esi]</text:p>
      <text:p text:style-name="P2"><text:soft-page-break/><text:tab/><text:tab/><text:tab/><text:tab/><text:tab/><text:tab/> <text:s/>;move current esi into cl</text:p>
      <text:p text:style-name="P2"><text:s/>0000008C <text:s/>A3 000000AF R<text:tab/><text:tab/><text:tab/> <text:s/>mov temp,eax</text:p>
      <text:p text:style-name="P2"><text:tab/><text:tab/><text:tab/><text:tab/><text:tab/><text:tab/> <text:s/>;mov eax into temp</text:p>
      <text:p text:style-name="P2"><text:s/>00000091 <text:s/>8A C1<text:tab/><text:tab/><text:tab/><text:tab/> <text:s/>mov al,cl</text:p>
      <text:p text:style-name="P2"><text:tab/><text:tab/><text:tab/><text:tab/><text:tab/><text:tab/> <text:s/>;mov cl into al</text:p>
      <text:p text:style-name="P2"><text:s/>00000093 <text:s/>E8 00000000 E<text:tab/><text:tab/><text:tab/> <text:s/>call writeChar</text:p>
      <text:p text:style-name="P2"><text:tab/><text:tab/><text:tab/><text:tab/><text:tab/><text:tab/> <text:s/>;print al</text:p>
      <text:p text:style-name="P2"><text:s/>00000098 <text:s/>A1 000000AF R<text:tab/><text:tab/><text:tab/> <text:s/>mov eax,temp</text:p>
      <text:p text:style-name="P2"><text:tab/><text:tab/><text:tab/><text:tab/><text:tab/><text:tab/> <text:s/>;restore eax to original value</text:p>
      <text:p text:style-name="P2"/>
      <text:p text:style-name="P2"><text:s/>0000009D <text:s/>80 F9 30<text:tab/><text:tab/><text:tab/><text:tab/> <text:s/>cmp cl,'0'</text:p>
      <text:p text:style-name="P2"><text:s/>000000A0 <text:s/>7C 0F<text:tab/><text:tab/><text:tab/><text:tab/> <text:s/>jl getOut</text:p>
      <text:p text:style-name="P2"><text:tab/><text:tab/><text:tab/><text:tab/><text:tab/><text:tab/> <text:s/>;check if cl is less than '0'</text:p>
      <text:p text:style-name="P2"/>
      <text:p text:style-name="P2"><text:s/>000000A2 <text:s/>83 F9 39<text:tab/><text:tab/><text:tab/><text:tab/> <text:s/>cmp ecx,'9'</text:p>
      <text:p text:style-name="P2"><text:s/>000000A5 <text:s/>7F 0A<text:tab/><text:tab/><text:tab/><text:tab/> <text:s/>jg getOut</text:p>
      <text:p text:style-name="P2"><text:tab/><text:tab/><text:tab/><text:tab/><text:tab/><text:tab/> <text:s/>;check if ecx is greater than '9'</text:p>
      <text:p text:style-name="P2"/>
      <text:p text:style-name="P2"><text:s/>000000A7 <text:s/>80 C1 D0<text:tab/><text:tab/><text:tab/><text:tab/> <text:s/>add cl,-30h</text:p>
      <text:p text:style-name="P2"><text:tab/><text:tab/><text:tab/><text:tab/><text:tab/><text:tab/> <text:s/>;add -30h to cl to convert to single int</text:p>
      <text:p text:style-name="P2"><text:s/>000000AA <text:s/>F7 E3<text:tab/><text:tab/><text:tab/><text:tab/> <text:s/>mul ebx</text:p>
      <text:p text:style-name="P2"><text:tab/><text:tab/><text:tab/><text:tab/><text:tab/><text:tab/> <text:s/>;multiply eax by 10 to make room for single int</text:p>
      <text:p text:style-name="P2"><text:s/>000000AC <text:s/>03 C1<text:tab/><text:tab/><text:tab/><text:tab/> <text:s/>add eax,ecx</text:p>
      <text:p text:style-name="P2"><text:tab/><text:tab/><text:tab/><text:tab/><text:tab/><text:tab/> <text:s/>;add single into to eax</text:p>
      <text:p text:style-name="P2"><text:s/>000000AE <text:s/>46<text:tab/><text:tab/><text:tab/><text:tab/><text:tab/> <text:s/>inc esi</text:p>
      <text:p text:style-name="P2"><text:tab/><text:tab/><text:tab/><text:tab/><text:tab/><text:tab/> <text:s/>;increment esi to next location</text:p>
      <text:p text:style-name="P2"><text:s/>000000AF <text:s/>EB D9<text:tab/><text:tab/><text:tab/><text:tab/> <text:s/>jmp nextChar</text:p>
      <text:p text:style-name="P2"><text:tab/><text:tab/><text:tab/><text:tab/><text:tab/><text:tab/> <text:s/>;unconditional jump to nextChar</text:p>
      <text:p text:style-name="P2"><text:s/>000000B1<text:tab/><text:tab/><text:tab/>getOut: </text:p>
      <text:p text:style-name="P2"><text:tab/><text:tab/><text:tab/><text:tab/><text:tab/><text:tab/> <text:s/>;label to kill loop</text:p>
      <text:p text:style-name="P2"><text:s/>000000B1 <text:s/>C3<text:tab/><text:tab/><text:tab/><text:tab/><text:tab/> <text:s/>ret</text:p>
      <text:p text:style-name="P2"><text:s/>000000B2<text:tab/><text:tab/><text:tab/>AtoI endp</text:p>
      <text:p text:style-name="P2"/>
      <text:p text:style-name="P2"><text:s/>000000B2<text:tab/><text:tab/><text:tab/>IncToNext proc</text:p>
      <text:p text:style-name="P2"><text:tab/><text:tab/><text:tab/><text:tab/>;inc to next set of digits</text:p>
      <text:p text:style-name="P2"><text:s/>000000B2 <text:s/>46<text:tab/><text:tab/><text:tab/>loopsy: <text:s text:c="2"/>inc esi</text:p>
      <text:p text:style-name="P2"><text:tab/><text:tab/><text:tab/><text:tab/><text:tab/><text:tab/> <text:s/>;increment esi to next location</text:p>
      <text:p text:style-name="P2"><text:s/>000000B3 <text:s/>8A 0E<text:tab/><text:tab/><text:tab/><text:tab/> <text:s/>mov cl,[esi]</text:p>
      <text:p text:style-name="P2"><text:tab/><text:tab/><text:tab/><text:tab/><text:tab/><text:tab/> <text:s/>;mov esi into cl</text:p>
      <text:p text:style-name="P2"><text:s/>000000B5 <text:s/>83 F9 24<text:tab/><text:tab/><text:tab/><text:tab/> <text:s/>cmp ecx,'$'</text:p>
      <text:p text:style-name="P2"><text:s/>000000B8 <text:s/>74 8F<text:tab/><text:tab/><text:tab/><text:tab/> <text:s/>je endAll</text:p>
      <text:p text:style-name="P2"><text:tab/><text:tab/><text:tab/><text:tab/><text:tab/><text:tab/> <text:s/>;if ecx is '$' then stop then break loop in main program</text:p>
      <text:p text:style-name="P2"><text:s/>000000BA <text:s/>80 F9 30<text:tab/><text:tab/><text:tab/><text:tab/> <text:s/>cmp cl,'0'</text:p>
      <text:p text:style-name="P2"><text:s/>000000BD <text:s/>7C F3<text:tab/><text:tab/><text:tab/><text:tab/> <text:s/>jl loopsy</text:p>
      <text:p text:style-name="P2"><text:tab/><text:tab/><text:tab/><text:tab/><text:tab/><text:tab/> <text:s/>;if cl is less than '0' then keep searching</text:p>
      <text:p text:style-name="P2"><text:s/>000000BF <text:s/>83 F9 39<text:tab/><text:tab/><text:tab/><text:tab/> <text:s/>cmp ecx,'9'</text:p>
      <text:p text:style-name="P2"><text:s/>000000C2 <text:s/>7F EE<text:tab/><text:tab/><text:tab/><text:tab/> <text:s/>jg loopsy</text:p>
      <text:p text:style-name="P2"><text:tab/><text:tab/><text:tab/><text:tab/><text:tab/><text:tab/> <text:s/>;if ecx is great than 9 then keep searching</text:p>
      <text:p text:style-name="P2"><text:s/>000000C4 <text:s/>C3<text:tab/><text:tab/><text:tab/>ret</text:p>
      <text:p text:style-name="P2"><text:s/>000000C5<text:tab/><text:tab/><text:tab/>IncToNext endp</text:p>
      <text:p text:style-name="P2"/>
      <text:p text:style-name="P2"/>
      <text:p text:style-name="P2"/>
      <text:p text:style-name="P2"><text:s/>000000C5<text:tab/><text:tab/><text:tab/>NextLine proc</text:p>
      <text:p text:style-name="P2"><text:tab/><text:tab/><text:tab/><text:tab/>;go to next line output between line reads</text:p>
      <text:p text:style-name="P2"/>
      <text:p text:style-name="P2"><text:s/>000000C5 <text:s/>B0 0D<text:tab/><text:tab/>mov al,0dh</text:p>
      <text:p text:style-name="P2"><text:tab/><text:tab/><text:tab/><text:tab/>;mov CR into al</text:p>
      <text:p text:style-name="P2"><text:s/>000000C7 <text:s/>E8 00000000 E<text:tab/>call writeChar</text:p>
      <text:p text:style-name="P2"><text:tab/><text:tab/><text:tab/><text:tab/>;print CR</text:p>
      <text:p text:style-name="P2"><text:s/>000000CC <text:s/>B0 0A<text:tab/><text:tab/>mov al,0ah</text:p>
      <text:p text:style-name="P2"><text:tab/><text:tab/><text:tab/><text:tab/>;move LF into al</text:p>
      <text:p text:style-name="P2"><text:s/>000000CE <text:s/>E8 00000000 E<text:tab/>call writeChar</text:p>
      <text:p text:style-name="P2"><text:tab/><text:tab/><text:tab/><text:tab/>;print LF</text:p>
      <text:p text:style-name="P2"><text:s/>000000D3 <text:s/>C3<text:tab/><text:tab/><text:tab/>ret</text:p>
      <text:p text:style-name="P2"><text:soft-page-break/><text:s/>000000D4<text:tab/><text:tab/><text:tab/>NextLine endp</text:p>
      <text:p text:style-name="P2"/>
      <text:p text:style-name="P2"/>
      <text:p text:style-name="P2"/>
      <text:p text:style-name="P2"><text:s/>000000D4<text:tab/><text:tab/><text:tab/>checkTri proc</text:p>
      <text:p text:style-name="P2"><text:tab/><text:tab/><text:tab/><text:tab/><text:tab/>;check if A is larger than B or C</text:p>
      <text:p text:style-name="P2"><text:s/>000000D4 <text:s/>A1 000000A3 R<text:tab/><text:tab/>mov eax,sideA</text:p>
      <text:p text:style-name="P2"><text:s/>000000D9 <text:s/>8B 1D 000000A7 R<text:tab/><text:tab/>mov ebx,sideB</text:p>
      <text:p text:style-name="P2"><text:s/>000000DF <text:s/>E8 000000A4<text:tab/><text:tab/><text:tab/>call checkSidesAB</text:p>
      <text:p text:style-name="P2"><text:tab/><text:tab/><text:tab/><text:tab/><text:tab/>;check A with B and C then report back answer</text:p>
      <text:p text:style-name="P2"><text:s/>000000E4 <text:s/>83 FB 00<text:tab/><text:tab/><text:tab/>cmp ebx,0</text:p>
      <text:p text:style-name="P2"><text:s/>000000E7 <text:s/>74 05<text:tab/><text:tab/><text:tab/>je <text:s/>L1</text:p>
      <text:p text:style-name="P2"><text:tab/><text:tab/><text:tab/><text:tab/><text:tab/>;if A isn't largest then check B</text:p>
      <text:p text:style-name="P2"><text:s/>000000E9 <text:s/>83 FB 01<text:tab/><text:tab/><text:tab/>cmp ebx,1</text:p>
      <text:p text:style-name="P2"><text:s/>000000EC <text:s/>74 34<text:tab/><text:tab/><text:tab/>je L3</text:p>
      <text:p text:style-name="P2"><text:tab/><text:tab/><text:tab/><text:tab/><text:tab/>;if A is largest then go to L3 for add check</text:p>
      <text:p text:style-name="P2"/>
      <text:p text:style-name="P2"><text:s/>000000EE<text:tab/><text:tab/><text:tab/>L1:</text:p>
      <text:p text:style-name="P2"><text:tab/><text:tab/><text:tab/><text:tab/><text:tab/>;check if B is larger than A or C</text:p>
      <text:p text:style-name="P2"><text:s/>000000EE <text:s/>A1 000000A7 R<text:tab/><text:tab/>mov eax,sideB</text:p>
      <text:p text:style-name="P2"><text:s/>000000F3 <text:s/>8B 1D 000000A3 R<text:tab/><text:tab/>mov ebx,sideA</text:p>
      <text:p text:style-name="P2"><text:s/>000000F9 <text:s/>E8 0000008A<text:tab/><text:tab/><text:tab/>call checkSidesAB</text:p>
      <text:p text:style-name="P2"><text:tab/><text:tab/><text:tab/><text:tab/><text:tab/>;check B with A and B then report back</text:p>
      <text:p text:style-name="P2"><text:s/>000000FE <text:s/>83 FB 00<text:tab/><text:tab/><text:tab/>cmp ebx,0</text:p>
      <text:p text:style-name="P2"><text:s/>00000101 <text:s/>74 05<text:tab/><text:tab/><text:tab/>je L2</text:p>
      <text:p text:style-name="P2"><text:tab/><text:tab/><text:tab/><text:tab/><text:tab/>;not a triangle then check side C at L2</text:p>
      <text:p text:style-name="P2"><text:s/>00000103 <text:s/>83 FB 01<text:tab/><text:tab/><text:tab/>cmp ebx,1</text:p>
      <text:p text:style-name="P2"><text:s/>00000106 <text:s/>74 33<text:tab/><text:tab/><text:tab/>je L4</text:p>
      <text:p text:style-name="P2"><text:tab/><text:tab/><text:tab/><text:tab/><text:tab/>;if a triangle go to L4 for add check</text:p>
      <text:p text:style-name="P2"/>
      <text:p text:style-name="P2"><text:s/>00000108<text:tab/><text:tab/><text:tab/>L2:</text:p>
      <text:p text:style-name="P2"><text:tab/><text:tab/><text:tab/><text:tab/><text:tab/>;check if C is larger than A or B</text:p>
      <text:p text:style-name="P2"><text:s/>00000108 <text:s/>A1 000000AB R<text:tab/><text:tab/>mov eax,sideC</text:p>
      <text:p text:style-name="P2"><text:s/>0000010D <text:s/>8B 1D 000000A3 R<text:tab/> <text:s text:c="3"/>mov ebx,sideA</text:p>
      <text:p text:style-name="P2"><text:s/>00000113 <text:s/>E8 00000093<text:tab/><text:tab/><text:tab/>call checkSideC</text:p>
      <text:p text:style-name="P2"><text:tab/><text:tab/><text:tab/><text:tab/><text:tab/>;check C with A and B then report back answer</text:p>
      <text:p text:style-name="P2"><text:s/>00000118 <text:s/>83 FB 00<text:tab/><text:tab/><text:tab/>cmp ebx,0</text:p>
      <text:p text:style-name="P2"><text:s/>0000011B <text:s/>74 50<text:tab/><text:tab/><text:tab/>je notTriangle</text:p>
      <text:p text:style-name="P2"><text:tab/><text:tab/><text:tab/><text:tab/><text:tab/>;not a triangle</text:p>
      <text:p text:style-name="P2"><text:s/>0000011D <text:s/>83 FB 01<text:tab/><text:tab/><text:tab/>cmp ebx,1</text:p>
      <text:p text:style-name="P2"><text:s/>00000120 <text:s/>74 32<text:tab/><text:tab/><text:tab/>je L5</text:p>
      <text:p text:style-name="P2"><text:tab/><text:tab/><text:tab/><text:tab/><text:tab/>;if a triangle go to L5 for add check</text:p>
      <text:p text:style-name="P2"/>
      <text:p text:style-name="P2"><text:s/>00000122<text:tab/><text:tab/><text:tab/>L3: ;if side A was larger than B or C do this</text:p>
      <text:p text:style-name="P2"><text:s/>00000122 <text:s/>BB 00000000<text:tab/><text:tab/><text:tab/>mov ebx,0</text:p>
      <text:p text:style-name="P2"><text:s/>00000127 <text:s/>03 1D 000000A7 R<text:tab/><text:tab/>add ebx,sideB</text:p>
      <text:p text:style-name="P2"><text:s/>0000012D <text:s/>03 1D 000000AB R<text:tab/><text:tab/>add ebx,sideC</text:p>
      <text:p text:style-name="P2"><text:s/>00000133 <text:s/>3B C3<text:tab/><text:tab/><text:tab/>cmp eax,ebx</text:p>
      <text:p text:style-name="P2"><text:s/>00000135 <text:s/>7C 43<text:tab/><text:tab/><text:tab/>jl triangle</text:p>
      <text:p text:style-name="P2"><text:tab/><text:tab/><text:tab/><text:tab/><text:tab/>;if A is less than B+C then triangle</text:p>
      <text:p text:style-name="P2"><text:s/>00000137 <text:s/>3B C3<text:tab/><text:tab/><text:tab/>cmp eax,ebx</text:p>
      <text:p text:style-name="P2"><text:s/>00000139 <text:s/>7D 32<text:tab/><text:tab/><text:tab/>jge notTriangle</text:p>
      <text:p text:style-name="P2"><text:tab/><text:tab/><text:tab/><text:tab/><text:tab/>;if A is greater than B+C then notTriangle</text:p>
      <text:p text:style-name="P2"><text:tab/><text:tab/><text:tab/><text:tab/><text:tab/></text:p>
      <text:p text:style-name="P2"><text:s/>0000013B<text:tab/><text:tab/><text:tab/>L4: ;if side B was larger than A or C do this</text:p>
      <text:p text:style-name="P2"><text:s/>0000013B <text:s/>BB 00000000<text:tab/><text:tab/><text:tab/>mov ebx,0</text:p>
      <text:p text:style-name="P2"><text:s/>00000140 <text:s/>03 1D 000000A3 R<text:tab/><text:tab/>add ebx,sideA</text:p>
      <text:p text:style-name="P2"><text:s/>00000146 <text:s/>03 1D 000000AB R<text:tab/><text:tab/>add ebx,sideC</text:p>
      <text:p text:style-name="P2"><text:s/>0000014C <text:s/>3B C3<text:tab/><text:tab/><text:tab/>cmp eax,ebx</text:p>
      <text:p text:style-name="P2"><text:s/>0000014E <text:s/>7C 2A<text:tab/><text:tab/><text:tab/>jl triangle</text:p>
      <text:p text:style-name="P2"><text:tab/><text:tab/><text:tab/><text:tab/><text:tab/>;if B is less than A+C then triangle</text:p>
      <text:p text:style-name="P2"><text:s/>00000150 <text:s/>3B C3<text:tab/><text:tab/><text:tab/>cmp eax,ebx</text:p>
      <text:p text:style-name="P2"><text:s/>00000152 <text:s/>7D 19<text:tab/><text:tab/><text:tab/>jge notTriangle</text:p>
      <text:p text:style-name="P2"><text:tab/><text:tab/><text:tab/><text:tab/><text:tab/>;if B is greater than A+C then notTriangle</text:p>
      <text:p text:style-name="P2"/>
      <text:p text:style-name="P2"><text:s/>00000154<text:tab/><text:tab/><text:tab/>L5: ;if side C was larger than A or B do this</text:p>
      <text:p text:style-name="P2"><text:soft-page-break/><text:s/>00000154 <text:s/>BB 00000000<text:tab/><text:tab/><text:tab/>mov ebx,0</text:p>
      <text:p text:style-name="P2"><text:s/>00000159 <text:s/>03 1D 000000A3 R<text:tab/><text:tab/>add ebx,sideA</text:p>
      <text:p text:style-name="P2"><text:s/>0000015F <text:s/>03 1D 000000A7 R<text:tab/><text:tab/>add ebx,sideB</text:p>
      <text:p text:style-name="P2"><text:s/>00000165 <text:s/>3B C3<text:tab/><text:tab/><text:tab/>cmp eax,ebx</text:p>
      <text:p text:style-name="P2"><text:s/>00000167 <text:s/>7C 11<text:tab/><text:tab/><text:tab/>jl triangle</text:p>
      <text:p text:style-name="P2"><text:tab/><text:tab/><text:tab/><text:tab/><text:tab/>;if C is less than A+B then triangle</text:p>
      <text:p text:style-name="P2"><text:s/>00000169 <text:s/>3B C3<text:tab/><text:tab/><text:tab/>cmp eax,ebx</text:p>
      <text:p text:style-name="P2"><text:s/>0000016B <text:s/>7D 00<text:tab/><text:tab/><text:tab/>jge notTriangle</text:p>
      <text:p text:style-name="P2"><text:tab/><text:tab/><text:tab/><text:tab/><text:tab/>;if C is greater than A+B then notTriangle</text:p>
      <text:p text:style-name="P2"/>
      <text:p text:style-name="P2"><text:s/>0000016D<text:tab/><text:tab/><text:tab/>notTriangle:</text:p>
      <text:p text:style-name="P2"><text:tab/><text:tab/><text:tab/><text:tab/><text:tab/>;prints not a triangle to screen</text:p>
      <text:p text:style-name="P2"><text:s/>0000016D <text:s/>8D 3D 000000C4 R<text:tab/><text:tab/>lea edi,notTri</text:p>
      <text:p text:style-name="P2"><text:s/>00000173 <text:s/>E8 00000056<text:tab/><text:tab/><text:tab/>call printChars</text:p>
      <text:p text:style-name="P2"><text:s/>00000178 <text:s/>EB 0D<text:tab/><text:tab/><text:tab/>jmp endit</text:p>
      <text:p text:style-name="P2"/>
      <text:p text:style-name="P2"><text:s/>0000017A<text:tab/><text:tab/><text:tab/>triangle:</text:p>
      <text:p text:style-name="P2"><text:tab/><text:tab/><text:tab/><text:tab/><text:tab/>;prints that it is a triangle</text:p>
      <text:p text:style-name="P2"><text:s/>0000017A <text:s/>8D 3D 000000B3 R<text:tab/><text:tab/>lea edi,tri</text:p>
      <text:p text:style-name="P2"><text:s/>00000180 <text:s/>E8 00000049<text:tab/><text:tab/><text:tab/>call printChars</text:p>
      <text:p text:style-name="P2"><text:s/>00000185 <text:s/>EB 00<text:tab/><text:tab/><text:tab/>jmp endit</text:p>
      <text:p text:style-name="P2"><text:s/>00000187 <text:s/>C3<text:tab/><text:tab/><text:tab/>endit: ret</text:p>
      <text:p text:style-name="P2"><text:s/>00000188<text:tab/><text:tab/><text:tab/>checkTri endp</text:p>
      <text:p text:style-name="P2"/>
      <text:p text:style-name="P2"/>
      <text:p text:style-name="P2"/>
      <text:p text:style-name="P2"><text:s/>00000188<text:tab/><text:tab/><text:tab/>checkSidesAB proc</text:p>
      <text:p text:style-name="P2"><text:tab/><text:tab/><text:tab/><text:tab/>;check for largest value in side A and B</text:p>
      <text:p text:style-name="P2"><text:s/>00000188 <text:s/>3B C3<text:tab/><text:tab/>cmp eax,ebx</text:p>
      <text:p text:style-name="P2"><text:s/>0000018A <text:s/>7D 04<text:tab/><text:tab/>jge loop1</text:p>
      <text:p text:style-name="P2"><text:tab/><text:tab/><text:tab/><text:tab/>;if eax is greater or equal then loop1</text:p>
      <text:p text:style-name="P2"><text:s/>0000018C <text:s/>3B C3<text:tab/><text:tab/>cmp eax,ebx</text:p>
      <text:p text:style-name="P2"><text:s/>0000018E <text:s/>7C 15<text:tab/><text:tab/>jl loop2</text:p>
      <text:p text:style-name="P2"><text:tab/><text:tab/><text:tab/><text:tab/>;if eax is less than then loop2</text:p>
      <text:p text:style-name="P2"/>
      <text:p text:style-name="P2"><text:s/>00000190<text:tab/><text:tab/><text:tab/>loop1:</text:p>
      <text:p text:style-name="P2"><text:s/>00000190 <text:s/>8B 1D 000000AB R<text:tab/><text:tab/><text:tab/> <text:s/>mov ebx,sideC</text:p>
      <text:p text:style-name="P2"><text:s/>00000196 <text:s/>3B C3<text:tab/><text:tab/><text:tab/><text:tab/> <text:s/>cmp eax,ebx</text:p>
      <text:p text:style-name="P2"><text:tab/><text:tab/><text:tab/><text:tab/><text:tab/><text:tab/> <text:s/>;check how a or b compares to c</text:p>
      <text:p text:style-name="P2"><text:s/>00000198 <text:s/>7D 04<text:tab/><text:tab/><text:tab/><text:tab/> <text:s/>jge loop3</text:p>
      <text:p text:style-name="P2"><text:tab/><text:tab/><text:tab/><text:tab/><text:tab/><text:tab/> <text:s/>;if eax is great then loop 3</text:p>
      <text:p text:style-name="P2"><text:s/>0000019A <text:s/>3B C3<text:tab/><text:tab/><text:tab/><text:tab/> <text:s/>cmp eax,ebx</text:p>
      <text:p text:style-name="P2"><text:s/>0000019C <text:s/>7C 07<text:tab/><text:tab/><text:tab/><text:tab/> <text:s/>jl loop2</text:p>
      <text:p text:style-name="P2"><text:tab/><text:tab/><text:tab/><text:tab/><text:tab/><text:tab/> <text:s/>;if eax is less then loop 2</text:p>
      <text:p text:style-name="P2"><text:tab/><text:tab/><text:tab/><text:tab/><text:tab/><text:tab/> <text:s text:c="2"/></text:p>
      <text:p text:style-name="P2"><text:s/>0000019E<text:tab/><text:tab/><text:tab/>loop3:</text:p>
      <text:p text:style-name="P2"><text:tab/><text:tab/><text:tab/><text:tab/><text:tab/><text:tab/> </text:p>
      <text:p text:style-name="P2"><text:s/>0000019E <text:s/>BB 00000001<text:tab/><text:tab/><text:tab/><text:tab/> <text:s/>mov ebx,1</text:p>
      <text:p text:style-name="P2"><text:tab/><text:tab/><text:tab/><text:tab/><text:tab/><text:tab/> <text:s/>;indicates that eax is largest</text:p>
      <text:p text:style-name="P2"><text:s/>000001A3 <text:s/>EB 05<text:tab/><text:tab/><text:tab/><text:tab/> <text:s/>jmp endit</text:p>
      <text:p text:style-name="P2"><text:s/>000001A5<text:tab/><text:tab/><text:tab/>loop2: </text:p>
      <text:p text:style-name="P2"><text:s/>000001A5 <text:s/>BB 00000000<text:tab/><text:tab/><text:tab/><text:tab/> <text:s/>mov ebx,0</text:p>
      <text:p text:style-name="P2"><text:tab/><text:tab/><text:tab/><text:tab/><text:tab/><text:tab/> <text:s/>;indicates eax is not largest</text:p>
      <text:p text:style-name="P2"><text:s/>000001AA<text:tab/><text:tab/><text:tab/>endit:</text:p>
      <text:p text:style-name="P2"><text:s/>000001AA <text:s/>C3<text:tab/><text:tab/><text:tab/>ret</text:p>
      <text:p text:style-name="P2"><text:s/>000001AB<text:tab/><text:tab/><text:tab/>checkSidesAB endp</text:p>
      <text:p text:style-name="P2"/>
      <text:p text:style-name="P2"/>
      <text:p text:style-name="P2"/>
      <text:p text:style-name="P2"><text:s/>000001AB<text:tab/><text:tab/><text:tab/>checkSideC proc</text:p>
      <text:p text:style-name="P2"><text:tab/><text:tab/><text:tab/><text:tab/>;check for largest value in side C</text:p>
      <text:p text:style-name="P2"><text:s/>000001AB <text:s/>3B C3<text:tab/><text:tab/>cmp eax,ebx</text:p>
      <text:p text:style-name="P2"><text:s/>000001AD <text:s/>7F 04<text:tab/><text:tab/>jg loop1</text:p>
      <text:p text:style-name="P2"><text:tab/><text:tab/><text:tab/><text:tab/>;if c is great than A go to loop1</text:p>
      <text:p text:style-name="P2"><text:s/>000001AF <text:s/>3B C3<text:tab/><text:tab/>cmp eax,ebx</text:p>
      <text:p text:style-name="P2"><text:s/>000001B1 <text:s/>7E 15<text:tab/><text:tab/>jle loop2</text:p>
      <text:p text:style-name="P2"><text:soft-page-break/><text:tab/><text:tab/><text:tab/><text:tab/>;if c is less than A go to loop2</text:p>
      <text:p text:style-name="P2"/>
      <text:p text:style-name="P2"><text:s/>000001B3<text:tab/><text:tab/><text:tab/>loop1:</text:p>
      <text:p text:style-name="P2"><text:s/>000001B3 <text:s/>8B 1D 000000A7 R<text:tab/><text:tab/><text:tab/> <text:s/>mov ebx,sideB</text:p>
      <text:p text:style-name="P2"><text:tab/><text:tab/><text:tab/><text:tab/><text:tab/><text:tab/> <text:s/>;set ebx to B</text:p>
      <text:p text:style-name="P2"><text:s/>000001B9 <text:s/>3B C3<text:tab/><text:tab/><text:tab/><text:tab/> <text:s/>cmp eax,ebx</text:p>
      <text:p text:style-name="P2"><text:s/>000001BB <text:s/>7F 04<text:tab/><text:tab/><text:tab/><text:tab/> <text:s/>jg loop3</text:p>
      <text:p text:style-name="P2"><text:tab/><text:tab/><text:tab/><text:tab/><text:tab/><text:tab/> <text:s/>;if C is greater than B go to loop3</text:p>
      <text:p text:style-name="P2"><text:s/>000001BD <text:s/>3B C3<text:tab/><text:tab/><text:tab/><text:tab/> <text:s/>cmp eax,ebx</text:p>
      <text:p text:style-name="P2"><text:s/>000001BF <text:s/>7E 07<text:tab/><text:tab/><text:tab/><text:tab/> <text:s/>jle loop2</text:p>
      <text:p text:style-name="P2"><text:tab/><text:tab/><text:tab/><text:tab/><text:tab/><text:tab/> <text:s/>;if C is less than B go to loop2</text:p>
      <text:p text:style-name="P2"><text:s/>000001C1<text:tab/><text:tab/><text:tab/>loop3:</text:p>
      <text:p text:style-name="P2"><text:s/>000001C1 <text:s/>BB 00000001<text:tab/><text:tab/><text:tab/><text:tab/> <text:s/>mov ebx,1</text:p>
      <text:p text:style-name="P2"><text:tab/><text:tab/><text:tab/><text:tab/><text:tab/><text:tab/> <text:s/>;indicates C is largest</text:p>
      <text:p text:style-name="P2"><text:s/>000001C6 <text:s/>EB 05<text:tab/><text:tab/><text:tab/><text:tab/> <text:s/>jmp endit</text:p>
      <text:p text:style-name="P2"/>
      <text:p text:style-name="P2"><text:s/>000001C8<text:tab/><text:tab/><text:tab/>loop2: </text:p>
      <text:p text:style-name="P2"><text:s/>000001C8 <text:s/>BB 00000000<text:tab/><text:tab/><text:tab/><text:tab/> <text:s/>mov ebx,0</text:p>
      <text:p text:style-name="P2"><text:tab/><text:tab/><text:tab/><text:tab/><text:tab/><text:tab/> <text:s/>;indicates not largest</text:p>
      <text:p text:style-name="P2"><text:s/>000001CD<text:tab/><text:tab/><text:tab/>endit:</text:p>
      <text:p text:style-name="P2"><text:s/>000001CD <text:s/>C3<text:tab/><text:tab/><text:tab/>ret</text:p>
      <text:p text:style-name="P2"><text:s/>000001CE<text:tab/><text:tab/><text:tab/>checkSideC endp</text:p>
      <text:p text:style-name="P2"/>
      <text:p text:style-name="P2"/>
      <text:p text:style-name="P2"><text:s/>000001CE<text:tab/><text:tab/><text:tab/>printChars PROC </text:p>
      <text:p text:style-name="P2"><text:tab/><text:tab/><text:tab/><text:tab/>;print characters in array or consecutive memory locations</text:p>
      <text:p text:style-name="P2"><text:tab/><text:tab/><text:tab/><text:tab/>;edi must be set to byte size array before calling</text:p>
      <text:p text:style-name="P2"><text:tab/><text:tab/><text:tab/><text:tab/>;reused code modified to take edi instead of esi</text:p>
      <text:p text:style-name="P2"/>
      <text:p text:style-name="P2"><text:s/>000001CE<text:tab/><text:tab/><text:tab/>nextChar: </text:p>
      <text:p text:style-name="P2"><text:tab/><text:tab/><text:tab/><text:tab/><text:tab/><text:tab/>;begin nextChar loop</text:p>
      <text:p text:style-name="P2"/>
      <text:p text:style-name="P2"><text:s/>000001CE <text:s/>8A 07<text:tab/><text:tab/><text:tab/><text:tab/>mov al,[edi]</text:p>
      <text:p text:style-name="P2"><text:tab/><text:tab/><text:tab/><text:tab/><text:tab/><text:tab/>;move value from edi current location into al register</text:p>
      <text:p text:style-name="P2"/>
      <text:p text:style-name="P2"><text:s/>000001D0 <text:s/>3C 00<text:tab/><text:tab/><text:tab/><text:tab/>cmp al,0</text:p>
      <text:p text:style-name="P2"><text:tab/><text:tab/><text:tab/><text:tab/><text:tab/><text:tab/>;check if al is null</text:p>
      <text:p text:style-name="P2"/>
      <text:p text:style-name="P2"><text:s/>000001D2 <text:s/>74 08<text:tab/><text:tab/><text:tab/><text:tab/>je allDone</text:p>
      <text:p text:style-name="P2"><text:tab/><text:tab/><text:tab/><text:tab/><text:tab/> <text:s text:c="3"/>;previous compare says al register is equal to 0</text:p>
      <text:p text:style-name="P2"><text:tab/><text:tab/><text:tab/><text:tab/><text:tab/><text:tab/>;then go to return statement and get out of here</text:p>
      <text:p text:style-name="P2"><text:tab/><text:tab/><text:tab/><text:tab/><text:tab/><text:tab/>;only way to break loop</text:p>
      <text:p text:style-name="P2"/>
      <text:p text:style-name="P2"><text:s/>000001D4 <text:s/>E8 00000000 E<text:tab/><text:tab/><text:tab/>call writeChar</text:p>
      <text:p text:style-name="P2"><text:tab/><text:tab/><text:tab/><text:tab/><text:tab/><text:tab/>;call irvine writeChar to print single </text:p>
      <text:p text:style-name="P2"><text:tab/><text:tab/><text:tab/><text:tab/><text:tab/><text:tab/>;byte size character from al register</text:p>
      <text:p text:style-name="P2"/>
      <text:p text:style-name="P2"><text:s/>000001D9 <text:s/>47<text:tab/><text:tab/><text:tab/><text:tab/><text:tab/>inc edi</text:p>
      <text:p text:style-name="P2"><text:tab/><text:tab/><text:tab/><text:tab/><text:tab/><text:tab/>;increment edi to next memory location by 1 byte</text:p>
      <text:p text:style-name="P2"/>
      <text:p text:style-name="P2"><text:s/>000001DA <text:s/>EB F2<text:tab/><text:tab/><text:tab/><text:tab/>jmp nextChar</text:p>
      <text:p text:style-name="P2"><text:tab/><text:tab/><text:tab/><text:tab/><text:tab/><text:tab/>;unconditional jump to nextChar label</text:p>
      <text:p text:style-name="P2"/>
      <text:p text:style-name="P2"><text:s/>000001DC <text:s/>C3<text:tab/><text:tab/><text:tab/>allDone: ret</text:p>
      <text:p text:style-name="P2"><text:tab/><text:tab/><text:tab/><text:tab/>;allDone label for getting out of here</text:p>
      <text:p text:style-name="P2"/>
      <text:p text:style-name="P2"><text:s/>000001DD<text:tab/><text:tab/><text:tab/>printChars ENDP</text:p>
      <text:p text:style-name="P2"/>
      <text:p text:style-name="P2"><text:tab/><text:tab/><text:tab/><text:tab/>END main</text:p>
      <text:p text:style-name="P2"/>
      <text:p text:style-name="P3">Microsoft (R) Macro Assembler Version 11.00.50727.1<text:tab/> <text:s text:c="3"/>06/16/15 14:16:04</text:p>
      <text:p text:style-name="P2">#MASM Demo<text:tab/><text:tab/><text:tab/><text:tab/>(main.asm<text:tab/> <text:s text:c="4"/>Symbols 2 - 1</text:p>
      <text:p text:style-name="P2"/>
      <text:p text:style-name="P2"/>
      <text:p text:style-name="P2"/>
      <text:p text:style-name="P2"><text:tab/> <text:s text:c="2"/>0 Warnings</text:p>
      <text:p text:style-name="P2"><text:tab/> <text:s text:c="2"/>0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4:24:46.465000000</dc:date>
    <meta:editing-duration>PT59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7" meta:paragraph-count="340" meta:word-count="1805" meta:character-count="11283" meta:non-whitespace-character-count="8144"/>
  </office:meta>
</office:document-meta>
</file>